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style:font-name="Times New Roman" fo:font-size="12pt" style:font-size-asian="12pt" style:font-name-complex="Times New Roman1"/>
    </style:style>
    <style:style style:name="P2" style:family="paragraph" style:parent-style-name="Standard">
      <style:paragraph-properties fo:text-align="end" style:justify-single-word="false"/>
      <style:text-properties style:use-window-font-color="true" style:font-name="Times New Roman" fo:font-size="12pt" style:font-size-asian="12pt" style:font-name-complex="Times New Roman1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1e5373" officeooo:paragraph-rsid="001e5373" style:font-size-asian="12pt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21a631" officeooo:paragraph-rsid="0021a631" style:font-size-asian="12pt" style:font-name-complex="Times New Roman1" style:font-size-complex="12pt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1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paragraph-rsid="00409799" style:font-size-asian="12pt" style:font-weight-asian="bold" style:font-name-complex="Times New Roman1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1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paragraph-rsid="0035b3d9" style:font-name-asian="Times New Roman1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paragraph-rsid="0038acaa" style:font-name-asian="Times New Roman1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paragraph-rsid="003b6f1e" style:font-name-asian="Times New Roman1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paragraph-rsid="0035b3d9" style:font-name-asian="Times New Roman1" style:font-size-asian="12pt" style:font-weight-asian="normal" style:font-name-complex="Times New Roman1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Times New Roman" fo:font-size="18pt" fo:language="es" fo:country="ES" style:font-size-asian="18pt" style:font-name-complex="Times New Roman1"/>
    </style:style>
    <style:style style:name="P15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/>
    </style:style>
    <style:style style:name="P16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officeooo:paragraph-rsid="003b6f1e" style:font-name-asian="Times New Roman1" style:font-size-asian="12pt" style:font-name-complex="Times New Roman1" style:font-size-complex="12pt"/>
    </style:style>
    <style:style style:name="P18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officeooo:rsid="003cb091" officeooo:paragraph-rsid="003cb091" style:font-name-asian="Times New Roman1" style:font-size-asian="12pt" style:font-name-complex="Times New Roman1" style:font-size-complex="12pt"/>
    </style:style>
    <style:style style:name="P19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0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officeooo:paragraph-rsid="003b6f1e" style:font-name-asian="Times New Roman1" style:font-size-asian="12pt" style:font-weight-asian="bold" style:font-name-complex="Times New Roman1" style:font-size-complex="12pt" style:font-weight-complex="bold"/>
    </style:style>
    <style:style style:name="P21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officeooo:paragraph-rsid="002577f1" style:font-name-asian="Times New Roman1" style:font-size-asian="12pt" style:font-name-complex="Times New Roman1" style:font-size-complex="12pt"/>
    </style:style>
    <style:style style:name="P22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Arial" fo:font-size="10.5pt" fo:language="es" fo:country="ES" style:font-name-asian="Times New Roman1" style:font-size-asian="10.5pt" style:font-name-complex="Arial1" style:font-size-complex="10.5pt"/>
    </style:style>
    <style:style style:name="P23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/>
    </style:style>
    <style:style style:name="P24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25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 loext:padding="0in" loext:border="none"/>
    </style:style>
    <style:style style:name="P26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officeooo:paragraph-rsid="003b6f1e" style:font-name-asian="Times New Roman1" style:font-size-asian="12pt" style:font-name-complex="Times New Roman1" style:font-size-complex="12pt" loext:padding="0in" loext:border="none"/>
    </style:style>
    <style:style style:name="P27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8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Arial" fo:font-size="10.5pt" fo:language="es" fo:country="ES" style:font-name-asian="Times New Roman1" style:font-size-asian="10.5pt" style:font-name-complex="Arial1" style:font-size-complex="10.5pt"/>
    </style:style>
    <style:style style:name="P29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rsid="002577f1" officeooo:paragraph-rsid="002ca03f" style:font-name-asian="Times New Roman1" style:font-size-asian="12pt" style:font-name-complex="Times New Roman1" style:font-size-complex="12pt"/>
    </style:style>
    <style:style style:name="P30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3b6f1e" style:font-name-asian="Times New Roman1" style:font-size-asian="12pt" style:font-name-complex="Times New Roman1" style:font-size-complex="12pt"/>
    </style:style>
    <style:style style:name="P31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3cb091" style:font-name-asian="Times New Roman1" style:font-size-asian="12pt" style:font-name-complex="Times New Roman1" style:font-size-complex="12pt"/>
    </style:style>
    <style:style style:name="P32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2ca03f" style:font-name-asian="Times New Roman1" style:font-size-asian="12pt" style:font-name-complex="Times New Roman1" style:font-size-complex="12pt"/>
    </style:style>
    <style:style style:name="P33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rsid="0025de2d" officeooo:paragraph-rsid="0025de2d" style:font-name-asian="Times New Roman1" style:font-size-asian="12pt" style:font-name-complex="Times New Roman1" style:font-size-complex="12pt"/>
    </style:style>
    <style:style style:name="P34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officeooo:rsid="0025de2d" officeooo:paragraph-rsid="003580d7"/>
    </style:style>
    <style:style style:name="P35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officeooo:rsid="0025de2d" officeooo:paragraph-rsid="0025de2d"/>
    </style:style>
    <style:style style:name="P36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officeooo:rsid="0025de2d" officeooo:paragraph-rsid="0026efd7"/>
    </style:style>
    <style:style style:name="P37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officeooo:rsid="0025de2d" officeooo:paragraph-rsid="0028654a"/>
    </style:style>
    <style:style style:name="P38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officeooo:rsid="0025de2d" officeooo:paragraph-rsid="002b9588"/>
    </style:style>
    <style:style style:name="P39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officeooo:rsid="0025de2d" officeooo:paragraph-rsid="002ca03f"/>
    </style:style>
    <style:style style:name="P40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officeooo:rsid="0025de2d" officeooo:paragraph-rsid="00302fb7"/>
    </style:style>
    <style:style style:name="P41" style:family="paragraph" style:parent-style-name="Standard">
      <style:paragraph-properties fo:margin-left="1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rsid="002ec66c" officeooo:paragraph-rsid="00302fb7" style:font-name-asian="Times New Roman1" style:font-size-asian="12pt" style:font-name-complex="Times New Roman1" style:font-size-complex="12pt"/>
    </style:style>
    <style:style style:name="P42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35b3d9" style:font-name-asian="Times New Roman1" style:font-size-asian="12pt" style:font-name-complex="Times New Roman1" style:font-size-complex="12pt"/>
    </style:style>
    <style:style style:name="P43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38acaa" style:font-name-asian="Times New Roman1" style:font-size-asian="12pt" style:font-name-complex="Times New Roman1" style:font-size-complex="12pt"/>
    </style:style>
    <style:style style:name="P44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3b6f1e" style:font-name-asian="Times New Roman1" style:font-size-asian="12pt" style:font-name-complex="Times New Roman1" style:font-size-complex="12pt"/>
    </style:style>
    <style:style style:name="P45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3cb091" style:font-name-asian="Times New Roman1" style:font-size-asian="12pt" style:font-name-complex="Times New Roman1" style:font-size-complex="12pt"/>
    </style:style>
    <style:style style:name="P46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rsid="0028654a" officeooo:paragraph-rsid="003580d7" style:font-name-asian="Times New Roman1" style:font-size-asian="12pt" style:font-name-complex="Times New Roman1" style:font-size-complex="12pt"/>
    </style:style>
    <style:style style:name="P47" style:family="paragraph" style:parent-style-name="Standard" style:master-page-name="Standard">
      <style:paragraph-properties fo:text-align="center" style:justify-single-word="false" style:page-number="auto"/>
      <style:text-properties style:use-window-font-color="true" style:font-name="Times New Roman" fo:font-size="18pt" fo:language="es" fo:country="ES" fo:font-weight="bold" style:font-size-asian="18pt" style:font-weight-asian="bold" style:font-name-complex="Times New Roman1"/>
    </style:style>
    <style:style style:name="P48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officeooo:paragraph-rsid="004d138d"/>
    </style:style>
    <style:style style:name="P49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paragraph-rsid="004d138d" style:font-name-asian="Times New Roman1" style:font-size-asian="12pt" style:font-weight-asian="normal" style:font-name-complex="Times New Roman1" style:font-size-complex="12pt" style:font-weight-complex="normal"/>
    </style:style>
    <style:style style:name="P50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bold" officeooo:paragraph-rsid="004d138d" style:font-name-asian="Times New Roman1" style:font-size-asian="12pt" style:font-weight-asian="bold" style:font-name-complex="Times New Roman1" style:font-size-complex="12pt" style:font-weight-complex="bold"/>
    </style:style>
    <style:style style:name="P51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3b6f1e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language="es" fo:country="E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2577f1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26efd7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28654a" style:font-name-asian="Times New Roman1" style:font-size-asian="12pt" style:font-name-complex="Times New Roman1" style:font-size-complex="12pt"/>
    </style:style>
    <style:style style:name="T9" style:family="text">
      <style:text-properties style:font-name="Times New Roman" fo:font-size="12pt" officeooo:rsid="002b9588" style:font-name-asian="Times New Roman1" style:font-size-asian="12pt" style:font-name-complex="Times New Roman1" style:font-size-complex="12pt"/>
    </style:style>
    <style:style style:name="T10" style:family="text">
      <style:text-properties style:font-name="Times New Roman" fo:font-size="12pt" officeooo:rsid="002be209" style:font-name-asian="Times New Roman1" style:font-size-asian="12pt" style:font-name-complex="Times New Roman1" style:font-size-complex="12pt"/>
    </style:style>
    <style:style style:name="T11" style:family="text">
      <style:text-properties style:font-name="Times New Roman" fo:font-size="12pt" officeooo:rsid="002d7041" style:font-name-asian="Times New Roman1" style:font-size-asian="12pt" style:font-name-complex="Times New Roman1" style:font-size-complex="12pt"/>
    </style:style>
    <style:style style:name="T12" style:family="text">
      <style:text-properties style:font-name="Times New Roman" fo:font-size="12pt" officeooo:rsid="002ec66c" style:font-name-asian="Times New Roman1" style:font-size-asian="12pt" style:font-name-complex="Times New Roman1" style:font-size-complex="12pt"/>
    </style:style>
    <style:style style:name="T13" style:family="text">
      <style:text-properties officeooo:rsid="001dc494"/>
    </style:style>
    <style:style style:name="T14" style:family="text">
      <style:text-properties officeooo:rsid="001e5373"/>
    </style:style>
    <style:style style:name="T15" style:family="text">
      <style:text-properties officeooo:rsid="0035b3d9"/>
    </style:style>
    <style:style style:name="T16" style:family="text">
      <style:text-properties officeooo:rsid="00409799"/>
    </style:style>
    <style:style style:name="T17" style:family="text">
      <style:text-properties fo:font-weight="normal" officeooo:rsid="00409799" style:font-weight-asian="normal" style:font-weight-complex="normal"/>
    </style:style>
    <style:style style:name="T18" style:family="text">
      <style:text-properties fo:font-weight="normal" officeooo:rsid="00409799" style:font-name-asian="Times New Roman1" style:font-weight-asian="normal" style:font-size-complex="12pt" style:font-weight-complex="normal"/>
    </style:style>
    <style:style style:name="T19" style:family="text">
      <style:text-properties officeooo:rsid="00409799" style:font-name-asian="Times New Roman1" style:font-size-complex="12pt" style:font-weight-complex="bold"/>
    </style:style>
    <style:style style:name="T20" style:family="text">
      <style:text-properties officeooo:rsid="00484f93"/>
    </style:style>
    <style:style style:name="T21" style:family="text">
      <style:text-properties officeooo:rsid="00405b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Contrato de compraventa de vehículo <text:span text:style-name="T16">usado</text:span> entre particulares</text:p>
      <text:p text:style-name="P14"/>
      <text:p text:style-name="P2">En <text:span text:style-name="T13">id-unid-1</text:span>, a <text:s/><text:span text:style-name="T14">id-unid-2</text:span></text:p>
      <text:p text:style-name="P1"/>
      <text:p text:style-name="P7">REUNIDOS</text:p>
      <text:p text:style-name="P5"/>
      <text:p text:style-name="P6"><text:span text:style-name="T17">Como </text:span><text:span text:style-name="T18">"</text:span><text:span text:style-name="T19">Parte Vendedora</text:span><text:span text:style-name="T18">",</text:span></text:p>
      <text:p text:style-name="P3">id-unid-3</text:p>
      <text:p text:style-name="P24"/>
      <text:p text:style-name="P6"><text:span text:style-name="T17">Como </text:span><text:span text:style-name="T18">"</text:span><text:span text:style-name="T19">Parte Compradora</text:span><text:span text:style-name="T18">",</text:span></text:p>
      <text:p text:style-name="P4">id-unid-4</text:p>
      <text:p text:style-name="P24"/>
      <text:p text:style-name="P23"><text:span text:style-name="T3">Las partes, compradora y vendedora, se reconocen recíprocamente capacidad legal suficiente para otorgar el presente contrato, y reunidos en la fecha y lugar del encabezamiento del presente escrito, manifiestan haber acordado formalizar en este documento </text:span><text:span text:style-name="T2">CONTRATO DE COMPRAVENTA DEL VEHÍCULO USADO ENTRE PARTICULARES</text:span><text:span text:style-name="T3"> automóvil que se especifica a continuación.</text:span></text:p>
      <text:p text:style-name="P24"/>
      <text:p text:style-name="P25"/>
      <text:p text:style-name="P7">EXPONEN</text:p>
      <text:p text:style-name="P27"/>
      <text:p text:style-name="P23"><text:span text:style-name="T2">I. </text:span><text:span text:style-name="T3">Que la Parte Vendedora es titular en pleno dominio del vehículo, y que no pesa sobre él ninguna carga o gravamen ni impuesto, deuda o sanción pendientes de abono en la fecha de la firma de este contrato que pudieran impedir la formalización de la transferencia de la propiedad a la Parte Compradora en la Jefatura Provincial de Tráfico correspondiente.</text:span></text:p>
      <text:p text:style-name="P15"><text:span text:style-name="T2">II. </text:span><text:span text:style-name="T3">Que la Parte Compradora se compromete a formalizar el traspaso del vehículo a su nombre. Una vez realizada la correspondiente transferencia en Tráfico, la Parte Vendedora entregará materialmente a la Parte Compradora la posesión del vehículo, haciéndose esta última cargo de cuantas responsabilidades puedan contraerse por la propiedad del vehículo y su tenencia y uso a partir de dicho momento de la entrega.</text:span></text:p>
      <text:p text:style-name="P15"><text:span text:style-name="T2">III. </text:span><text:span text:style-name="T3">Que la Parte Compradora declara conocer el estado actual del vehículo, en su conjunto y en el de sus elementos mecánicos y componentes fundamentales, de su antigüedad y de su kilometraje.</text:span></text:p>
      <text:p text:style-name="P15"><text:span text:style-name="T2">IV. </text:span><text:span text:style-name="T3">Que los elementos identificadores básicos del Vehículo son los siguientes</text:span><text:span text:style-name="T5">:</text:span></text:p>
      <text:p text:style-name="P34"><text:span text:style-name="T6">• </text:span><text:span text:style-name="T5">Marca: id-unid-6</text:span></text:p>
      <text:p text:style-name="P34"><text:soft-page-break/><text:span text:style-name="T6">• </text:span><text:span text:style-name="T5">M</text:span><text:span text:style-name="T7">odelo</text:span><text:span text:style-name="T5">: id-unid-7</text:span></text:p>
      <text:p text:style-name="P34"><text:span text:style-name="T6">• </text:span><text:span text:style-name="T7">Número de serie y bastidor</text:span><text:span text:style-name="T5">: </text:span><text:span text:style-name="T8">id-unid-8</text:span></text:p>
      <text:p text:style-name="P34"><text:span text:style-name="T6">• </text:span><text:span text:style-name="T7">Kilometraje marcado</text:span><text:span text:style-name="T8">: id-unid-9 Km</text:span></text:p>
      <text:p text:style-name="P34"><text:span text:style-name="T6">• </text:span><text:span text:style-name="T7">Matrícula</text:span><text:span text:style-name="T8">: id-dec-10</text:span></text:p>
      <text:p text:style-name="P34"><text:span text:style-name="T6">• </text:span><text:span text:style-name="T7">Fecha de la primera matriculación</text:span><text:span text:style-name="T8">: id-dec-11</text:span></text:p>
      <text:p text:style-name="P46"/>
      <text:p text:style-name="P15"><text:span text:style-name="T2">V.</text:span><text:span text:style-name="T4"> id-dec-17 Y siendo la próxima el día</text:span><text:span text:style-name="T5">: id-dec-18</text:span><text:span text:style-name="T1">.</text:span></text:p>
      <text:p text:style-name="P15"><text:span text:style-name="T2">VI. </text:span><text:span text:style-name="T3">En virtud de lo expuesto, ambas partes acuerdan otorgar el presente Contrato de compraventa </text:span></text:p>
      <text:p text:style-name="P16"/>
      <text:p text:style-name="P7">CLÁUSULAS</text:p>
      <text:p text:style-name="P5"/>
      <text:p text:style-name="P8">PRIMERA. OBJETO</text:p>
      <text:p text:style-name="P12">La parte compradora está interesada en adquirir el vehículo descrito en el expositivo “IV” del presente escrito. </text:p>
      <text:p text:style-name="P12">Manifiesta la parte compradora haber revisado el estado real (técnico y conservación) del vehículo y haber sido informado de los elementos mecánicos, antigüedad y kilometraje, además de otras características del mismo. De igual manera, se pone en conocimiento del comprador los datos relativos a la última ITV, permiso de circulación, y los impuesto pagado correspondiente al año en curso.</text:p>
      <text:p text:style-name="P8"/>
      <text:p text:style-name="P8">SEGUNDA. CARACTERÍSTICAS Y ESTADO D<text:span text:style-name="T20">EL VEHÍCULO</text:span></text:p>
      <text:p text:style-name="P21">Datos y características del vehículo:</text:p>
      <text:p text:style-name="P33">• id-unid-5</text:p>
      <text:p text:style-name="P35"><text:span text:style-name="T6">• </text:span><text:span text:style-name="T5">Marca: id-unid-6</text:span></text:p>
      <text:p text:style-name="P36"><text:span text:style-name="T6">• </text:span><text:span text:style-name="T5">M</text:span><text:span text:style-name="T7">odelo</text:span><text:span text:style-name="T5">: id-unid-7</text:span></text:p>
      <text:p text:style-name="P37"><text:span text:style-name="T6">• </text:span><text:span text:style-name="T7">Número de serie y bastidor</text:span><text:span text:style-name="T5">: </text:span><text:span text:style-name="T8">id-unid-8</text:span></text:p>
      <text:p text:style-name="P37"><text:span text:style-name="T6">• </text:span><text:span text:style-name="T7">Kilometraje marcado</text:span><text:span text:style-name="T8">: id-unid-9 Km</text:span></text:p>
      <text:p text:style-name="P37"><text:span text:style-name="T6">• </text:span><text:span text:style-name="T7">Matrícula</text:span><text:span text:style-name="T8">: id-dec-10</text:span></text:p>
      <text:p text:style-name="P37"><text:span text:style-name="T6">• </text:span><text:span text:style-name="T7">Fecha de la primera matriculación</text:span><text:span text:style-name="T8">: id-dec-11</text:span></text:p>
      <text:p text:style-name="P38"><text:soft-page-break/><text:span text:style-name="T6">• </text:span><text:span text:style-name="T9">Color: id-dec-12</text:span></text:p>
      <text:p text:style-name="P39"><text:span text:style-name="T6">• </text:span><text:span text:style-name="T10">Combustible: id-dec-13</text:span></text:p>
      <text:p text:style-name="P39"><text:span text:style-name="T6">• </text:span><text:span text:style-name="T10">Motor original (motor de fábrica): id-dec-14</text:span></text:p>
      <text:p text:style-name="P29">• Número de propietarios anteriores (al Vendedor) del Vehículo: id-dec-15</text:p>
      <text:p text:style-name="P40"><text:span text:style-name="T6">• </text:span><text:span text:style-name="T12">E</text:span><text:span text:style-name="T11">stado general de conservación del vehículo automóvil: </text:span></text:p>
      <text:p text:style-name="P41">id-dec-16</text:p>
      <text:p text:style-name="P32">new-idunid1</text:p>
      <text:p text:style-name="P13">La parte compradora manifiesta haber examinado y probado el vehículo con anterioridad a la firma del presente contrato.</text:p>
      <text:p text:style-name="P13"/>
      <text:p text:style-name="P9">TERCERA. PRECIO</text:p>
      <text:p text:style-name="P42">El precio del vehículo objeto de la compraventa se establece por un valor de <text:span text:style-name="T15">id-dec-19</text:span> € (iddec19-precioAletras).</text:p>
      <text:p text:style-name="P42">id-dec-20</text:p>
      <text:p text:style-name="P42">La parte compradora se hará cargo de todos aquellos gastos derivados del transporte del vehículo para hacer efectiva su entrega. El comprador también se hará cargo de los impuestos y demás gastos derivados del cambio de titularidad del vehículo usado objeto del contrato.</text:p>
      <text:p text:style-name="P42">id-dec-21</text:p>
      <text:p text:style-name="P10"/>
      <text:p text:style-name="P10">CUARTA. OBLIGACIONES DE LA PARTE VENDEDORA</text:p>
      <text:p text:style-name="P43">La Parte Vendedora se obliga a entregar materialmente al Comprador la posesión del Vehículo. La Parte Vendedora realizará la entrega del Vehículo en el siguiente lugar: id-dec-22 id-dec-23</text:p>
      <text:p text:style-name="P43">La parte vendedora entrega al comprador el vehículo objeto del contrato libre de cargas y gravámenes, que tras <text:s/>ser examinado por el comprador declara que éste se encuentra en buen estado y muestra su conformidad en adquirirlo. En el mismo acto se entrega la documentación relativa al vehículo, así como el permiso de circulación y la tarjeta de la ITV.</text:p>
      <text:p text:style-name="P43">La parte vendedora se compromete a comunicar a las autoridades <text:s/>oportunas el cambio de titularidad del vehículo objeto del contrato, incluyendo la compañía de seguros.</text:p>
      <text:p text:style-name="P43"/>
      <text:p text:style-name="P11">QUINTA. OBLIGACIONES DE LA PARTE COMPRADORA</text:p>
      <text:p text:style-name="P44"><text:soft-page-break/>La parte compradora deberá pagar el precio pactado al vendedor y se compromete a remitir a éste, dentro del plazo de los 15 días posteriores a la firma del presente contrato, copia del permiso de circulación del vehículo en la que conste que el vehículo figura a su nombre.</text:p>
      <text:p text:style-name="P44">La Parte Compradora queda obliga a contratar un seguro de circulación para el Vehículo automóvil objeto del presente Contrato antes de comenzar a circular con el mismo.</text:p>
      <text:p text:style-name="P44">El comprador se hará cargo de todas aquellas responsabilidades que puedan derivarse una vez efectuada la entrega del vehículo, incluidas sanciones o inspecciones técnicas.</text:p>
      <text:p text:style-name="P44">El vendedor no responderá de las averías o deficiencias técnicas por uso inadecuado del vehículo usado con posterioridad a la entrega del mismo. Tampoco se hará responsable de aquellas averías <text:s/>o por los defectos existentes en el momento de la entrega del vehículo puestos en conocimiento al comprador.</text:p>
      <text:p text:style-name="P44"/>
      <text:p text:style-name="P11">SEXTA. GARANTÍA</text:p>
      <text:p text:style-name="P44">El comprador declara conocer el estado actual del vehículo, por lo que exime al vendedor de garantía por vicios o defectos que surjan con posterioridad a la entrega, salvo aquellos ocultos que tengan su origen en dolo o mala fe del vendedor. Acogiéndose las partes a lo establecido en el artículo 1.485 del Código Civil, el vendedor responderá durante 6 meses de los defectos o vicios ocultos del vehículo.</text:p>
      <text:p text:style-name="P44"/>
      <text:p text:style-name="P11">SÉPTIMA. CONDICIÓN RESOLUTORIA</text:p>
      <text:p text:style-name="P44">Si el traspaso, o, la transferencia de la titularidad del vehículo no pudiera llevarse a cabo por causas tales como: que el vehículo tenga una anotación de embargo, esté sujeto a una reserva de dominio, a un leasing, o algún impedimento similar no imputable a la parte compradora, tendrá lugar la resolución del presente contrato, retrotrayéndose las partes en todos sus efectos como si nunca hubiese existido.</text:p>
      <text:p text:style-name="P44"/>
      <text:p text:style-name="P50"><text:span text:style-name="T21">OCTAVA</text:span>. NORMATIVA APLICABLE</text:p>
      <text:p text:style-name="P49">Con carácter supletorio a lo establecido en el presente contrato se aplicará la normativa dispuesta en el Código Civil sobre obligaciones y contratos, así como, la prevista para los contratos de compra y venta dispuesta en el Título IV, Libro IV, del mismo texto legal.</text:p>
      <text:p text:style-name="P49"/>
      <text:p text:style-name="P50"><text:span text:style-name="T21">NOVENA</text:span>. SUPUESTOS DE DISCREPANCIA ENTRE LAS PARTES</text:p>
      <text:p text:style-name="P49">Para cualquier litigio que surja entre las partes de la interpretación, o cumplimiento del presente contrato, éstas, se someterán a los Juzgados y Tribunales competentes, según lo <text:soft-page-break/>establecido en los artículos 50 y siguientes de la Ley <text:s/>1/2000 de 7 de enero, de Enjuiciamiento Civil.</text:p>
      <text:p text:style-name="P48"><text:span text:style-name="T2">Y en señal de acuerdo con todo lo que antecede</text:span><text:span text:style-name="T3"> las partes firman el presente contrato de compraventa de vehículo usado por duplicado y a un solo efecto en el fecha y lugar arriba indicados</text:span></text:p>
      <text:p text:style-name="P16"/>
      <text:p text:style-name="P19">LA PARTE VENDEDORA <text:s text:c="51"/>LA PARTE COMPRADORA</text:p>
      <text:p text:style-name="P16"><text:line-break/></text:p>
      <text:p text:style-name="P16"><text:bookmark text:name="_GoBack"/><text:line-break/><text:line-break/><text:line-break/>........................................... <text:s text:c="55"/>...........................................</text:p>
      <text:p text:style-name="P25">________ <text:s text:c="82"/>________</text:p>
      <text:p text:style-name="P28"/>
      <text:p text:style-name="P28"/>
      <text:p text:style-name="P28"/>
      <text:p text:style-name="P28"/>
      <text:p text:style-name="P28"/>
      <text:p text:style-name="P28"/>
      <text:p text:style-name="P11">TRASPASO DEL VEHÍCULO AUTOMÓVIL</text:p>
      <text:p text:style-name="P11"/>
      <text:p text:style-name="P44">La Parte Compradora recibe en este acto:</text:p>
      <text:p text:style-name="P30">1. El Vehículo automóvil</text:p>
      <text:p text:style-name="P30">2. El permiso de circulación del Vehículo</text:p>
      <text:p text:style-name="P30">3. La ficha técnica del Vehículo (con los distintos registros de la ITV)</text:p>
      <text:p text:style-name="P30">4. Copia del último recibo del Impuesto sobre Vehículos de Tracción Mecánica.</text:p>
      <text:p text:style-name="P30">5. La llaves y/o mando</text:p>
      <text:p text:style-name="P30">6. Matricula(s)</text:p>
      <text:p text:style-name="P30">7. Póliza y recibo del seguro.</text:p>
      <text:p text:style-name="P30">8. Factura de compra (para aquellos casos en que el vehículo se encontrara aún en garantía).</text:p>
      <text:p text:style-name="P30">id-dec-24</text:p>
      <text:p text:style-name="P45"><text:soft-page-break/>La Parte Vendedora certifica haber recibido::</text:p>
      <text:p text:style-name="P31">El pago de la cantidad de id-dec-19 € (iddec19-precioAletras) €.</text:p>
      <text:p text:style-name="P18">Fecha:</text:p>
      <text:p text:style-name="P18">Hora:</text:p>
      <text:p text:style-name="P17"/>
      <text:p text:style-name="P20">LA PARTE VENDEDORA <text:s text:c="51"/>LA PARTE COMPRADORA</text:p>
      <text:p text:style-name="P17"><text:line-break/></text:p>
      <text:p text:style-name="P17"><text:bookmark text:name="_GoBack1"/><text:line-break/><text:line-break/><text:line-break/>........................................... <text:s text:c="55"/>...........................................</text:p>
      <text:p text:style-name="P26">________ <text:s text:c="82"/>________</text:p>
      <text:p text:style-name="P22"/>
      <text:p text:style-name="P22"><text:line-break/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rfc-language-tag="es-ES-u-co-trad" fo:language="es" fo:country="E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style:use-window-font-color="true"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style:use-window-font-color="true" fo:font-size="10pt" style:font-size-asian="10pt"/>
    </style:style>
    <style:style style:name="ListLabel_20_26" style:display-name="ListLabel 26" style:family="text">
      <style:text-properties style:use-window-font-color="true"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EJO ALARCON, J. (JUAN)</meta:initial-creator>
    <meta:editing-cycles>29</meta:editing-cycles>
    <meta:creation-date>2019-11-25T09:28:00</meta:creation-date>
    <dc:date>2020-01-12T13:45:42.389457688</dc:date>
    <meta:editing-duration>PT12H27M32S</meta:editing-duration>
    <meta:generator>LibreOffice/6.2.4.2$MacOSX_X86_64 LibreOffice_project/2412653d852ce75f65fbfa83fb7e7b669a126d64</meta:generator>
    <meta:document-statistic meta:table-count="0" meta:image-count="0" meta:object-count="0" meta:page-count="6" meta:paragraph-count="89" meta:word-count="1190" meta:character-count="8088" meta:non-whitespace-character-count="659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